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fill-color="#ff6666" draw:opacity="25%" draw:textarea-horizontal-align="justify" draw:textarea-vertical-align="top" draw:auto-grow-height="false" fo:min-height="18.15cm" fo:min-width="9.3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draw:fill="solid" draw:fill-color="#729fcf" draw:opacity="25%" draw:textarea-horizontal-align="justify" draw:textarea-vertical-align="middle" draw:auto-grow-height="false" fo:min-height="8.55cm" fo:min-width="9.1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.75cm" fo:min-width="2.5cm"/>
    </style:style>
    <style:style style:name="gr4" style:family="graphic" style:parent-style-name="standard">
      <style:graphic-properties svg:stroke-color="#ff66cc" draw:fill="none" draw:textarea-horizontal-align="justify" draw:textarea-vertical-align="top" draw:auto-grow-height="false" fo:min-height="1.75cm" fo:min-width="4.5cm"/>
    </style:style>
    <style:style style:name="gr5" style:family="graphic" style:parent-style-name="standard">
      <style:graphic-properties svg:stroke-color="#009900" draw:fill="none" draw:textarea-horizontal-align="justify" draw:textarea-vertical-align="top" draw:auto-grow-height="false" fo:min-height="1.75cm" fo:min-width="2.5cm"/>
    </style:style>
    <style:style style:name="gr6" style:family="graphic" style:parent-style-name="standard" style:list-style-name="L1">
      <style:graphic-properties svg:stroke-color="#009900" draw:fill="none" draw:textarea-horizontal-align="justify" draw:textarea-vertical-align="top" draw:auto-grow-height="false" fo:min-height="1.75cm" fo:min-width="2.5cm"/>
    </style:style>
    <style:style style:name="gr7" style:family="graphic" style:parent-style-name="standard">
      <style:graphic-properties svg:stroke-color="#9933ff" draw:fill="none" draw:textarea-horizontal-align="justify" draw:textarea-vertical-align="top" draw:auto-grow-height="false" fo:min-height="1.75cm" fo:min-width="2.5cm"/>
    </style:style>
    <style:style style:name="gr8" style:family="graphic" style:parent-style-name="standard" style:list-style-name="L1">
      <style:graphic-properties svg:stroke-color="#9933ff" draw:fill="none" draw:textarea-horizontal-align="justify" draw:textarea-vertical-align="top" draw:auto-grow-height="false" fo:min-height="1.75cm" fo:min-width="2.5cm"/>
    </style:style>
    <style:style style:name="gr9" style:family="graphic" style:parent-style-name="standard">
      <style:graphic-properties svg:stroke-color="#ff66cc" draw:fill="none" draw:textarea-horizontal-align="justify" draw:textarea-vertical-align="top" draw:auto-grow-height="false" fo:min-height="0.65cm" fo:min-width="4.5cm"/>
    </style:style>
    <style:style style:name="gr10" style:family="graphic" style:parent-style-name="standard" style:list-style-name="L1">
      <style:graphic-properties svg:stroke-color="#9933ff" draw:fill="none" draw:textarea-horizontal-align="justify" draw:textarea-vertical-align="top" draw:auto-grow-height="false" fo:min-height="1.75cm" fo:min-width="2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6666" draw:opacity="25%"/>
      <style:paragraph-properties fo:text-align="start"/>
      <style:text-properties fo:font-size="9pt" style:font-size-asian="18pt" style:font-size-complex="18pt"/>
    </style:style>
    <style:style style:name="P3" style:family="paragraph">
      <loext:graphic-properties draw:fill="solid" draw:fill-color="#729fcf" draw:opacity="25%"/>
      <style:paragraph-properties fo:text-align="center"/>
      <style:text-properties fo:font-size="9pt" style:font-size-asian="18pt" style:font-size-complex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/>
      <style:paragraph-properties fo:margin-left="0cm" fo:margin-right="0cm" fo:text-align="start" fo:text-indent="0cm"/>
      <style:text-properties fo:font-size="9pt" style:font-size-asian="18pt" style:font-size-complex="18p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margin-left="0cm" fo:margin-right="0cm" fo:text-align="start" fo:text-indent="0cm"/>
      <style:text-properties style:font-name="Liberation Sans" fo:font-size="9pt" style:letter-kerning="true" style:font-name-asian="Microsoft YaHei" style:font-size-asian="18pt" style:font-name-complex="Arial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" fo:font-size="9pt" style:letter-kerning="true" style:font-name-asian="Microsoft YaHei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8cm" svg:height="18.4cm" svg:x="10.1cm" svg:y="1cm">
          <text:p text:style-name="P1"><text:span text:style-name="T1">cx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cm" svg:height="8.8cm" svg:x="10.2cm" svg:y="1.6cm">
          <text:p/>
          <draw:enhanced-geometry svg:viewBox="0 0 21600 21600" draw:type="rectangle" draw:enhanced-path="M 0 0 L 21600 0 21600 21600 0 21600 0 0 Z N"/>
        </draw:custom-shape>
        <draw:a xlink:href="file:///C:/User/develop/cxproc-build/trunk/src/cxp_context_enc.c" xlink:type="simple" xlink:show="embed">
          <draw:custom-shape draw:style-name="gr3" draw:text-style-name="P5" draw:layer="layout" svg:width="3cm" svg:height="2cm" svg:x="16.7cm" svg:y="3.9cm">
            <text:p text:style-name="P4"><text:span text:style-name="T2">cxpCtxtEnc</text:span></text:p>
            <text:p text:style-name="P4"><text:span text:style-name="T1">encoding of </text:span></text:p>
            <text:p text:style-name="P4"><text:span text:style-name="T1">program arguments, </text:span></text:p>
            <text:p text:style-name="P4"><text:span text:style-name="T1">CGI, environment</text:span></text:p>
            <draw:enhanced-geometry svg:viewBox="0 0 21600 21600" draw:type="rectangle" draw:enhanced-path="M 0 0 L 21600 0 21600 21600 0 21600 0 0 Z N"/>
          </draw:custom-shape>
        </draw:a>
        <draw:a xlink:href="http://xmlsoft.org/" xlink:type="simple" xlink:show="embed">
          <draw:custom-shape draw:style-name="gr4" draw:text-style-name="P6" draw:layer="layout" svg:width="5cm" svg:height="2cm" svg:x="4.6cm" svg:y="1.6cm">
            <text:p text:style-name="P1"><text:span text:style-name="T1"><text:a xlink:href="http://xmlsoft.org/" xlink:type="simple">libxml2</text:a></text:span>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6" draw:layer="layout" svg:width="3cm" svg:height="2cm" svg:x="16.7cm" svg:y="6.1cm">
          <text:p text:style-name="P1"><text:span text:style-name="T2">cxpCtxtSearch</text:span></text:p>
          <text:p text:style-name="P1"><text:span text:style-name="T1">searching for files</text:span></text:p>
          <text:p text:style-name="P1"><text:span text:style-name="T1">in local 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6.7cm" svg:y="1.7cm">
          <text:p text:style-name="P1"><text:span text:style-name="T1">cxpCtx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6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10.4cm">
          <text:p text:style-name="P1"><text:span text:style-name="T2">pie_calendar</text:span></text:p>
          <text:p text:style-name="P1"><text:span text:style-name="T1">pie_timezone</text:span></text:p>
          <text:p text:style-name="P1"><text:span text:style-name="T1">calendar_ele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cm" svg:height="2cm" svg:x="20.1cm" svg:y="8.2cm">
          <text:p text:style-name="P4"><text:span text:style-name="T3">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1.6cm">
          <text:p text:style-name="P1"><text:span text:style-name="T2">archive_x</text:span></text:p>
          <text:p text:style-name="P1"><text:span text:style-name="T1">access to formats</text:span></text:p>
          <text:p text:style-name="P1"><text:span text:style-name="T1">ZIP, tar et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3.3cm" svg:y="10.4cm">
          <text:p text:style-name="P1"><text:span text:style-name="T2">pie_text</text:span></text:p>
          <text:p text:style-name="P1"><text:span text:style-name="T1">pie_ele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3.8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17cm">
          <text:p text:style-name="P1"><text:span text:style-name="T1">petrine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6.7cm" svg:y="14.8cm">
          <text:p text:style-name="P8"><text:span text:style-name="T1">fs_mime</text:span></text:p>
          <text:p text:style-name="P1"><text:span text:style-name="T1">fs_str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6.7cm" svg:y="12.6cm">
          <text:p text:style-name="P1"><text:span text:style-name="T2">fs_context</text:span></text:p>
          <text:p text:style-name="P1"><text:span text:style-name="T1">fs_context_list</text:span></text:p>
          <text:p text:style-name="P1"><text:span text:style-name="T1">fs_inout</text:span></text:p>
          <text:p text:style-name="P1"><text:span text:style-name="T1">fs_opera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3.5cm" svg:y="12.6cm">
          <text:p text:style-name="P1"><text:span text:style-name="T1">plain_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2cm" svg:x="6.6cm" svg:y="10.4cm">
          <text:p text:style-name="P4"><text:span text:style-name="T3">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3.3cm" svg:y="12.6cm">
          <text:p text:style-name="P1"><text:span text:style-name="T1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cm" svg:height="2cm" svg:x="20.1cm" svg:y="12.6cm">
          <text:p text:style-name="P1"><text:span text:style-name="T1">ic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3.3cm" svg:y="17cm">
          <text:p text:style-name="P1"><text:span text:style-name="T2">json_x</text:span></text:p>
          <text:p text:style-name="P1"><text:span text:style-name="T1">parse JSON strings to DOM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3.543cm" svg:y="14.82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0.3cm" svg:y="12.6cm">
          <text:p text:style-name="P1"><text:span text:style-name="T2">dir</text:span></text:p>
          <text:p text:style-name="P1"><text:span text:style-name="T1">dir_inde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cm" svg:x="10.3cm" svg:y="14.8cm">
          <text:p text:style-name="P1"><text:span text:style-name="T1">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4.6cm" svg:y="3.8cm">
          <text:p text:style-name="P1"><text:span text:style-name="T1"><text:a xlink:href="http://xmlsoft.org/" xlink:type="simple">libxslt</text:a></text:span><text:span text:style-name="T1"><text:a xlink:href="http://xmlsoft.org/XSLT/" xlink:type="simple"> 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4.6cm" svg:y="6cm">
          <text:p text:style-name="P1"><text:span text:style-name="T1"><text:a xlink:href="http://www.pcre.org/" xlink:type="simple">libpcre2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4.6cm" svg:y="8.2cm">
          <text:p text:style-name="P1"><text:span text:style-name="T1"><text:a xlink:href="http://www.gnu.org/software/libiconv/" xlink:type="simple">libiconv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23.3cm" svg:y="6cm">
          <text:p text:style-name="P1"><text:span text:style-name="T1">libsqli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4.6cm" svg:y="12.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23.3cm" svg:y="1.6cm">
          <text:p text:style-name="P1"><text:span text:style-name="T1">libarchiv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1.4cm" svg:y="10.4cm">
          <text:p text:style-name="P1"><text:span text:style-name="T1">duktap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cm" svg:height="0.9cm" svg:x="23.3cm" svg:y="8.2cm">
          <text:p text:style-name="P1"><text:span text:style-name="T1"><text:a xlink:href="http://www.underbit.com/products/mad/" xlink:type="simple">libid3tag</text:a>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cm" svg:height="0.9cm" svg:x="23.3cm" svg:y="3.8cm">
          <text:p text:style-name="P1"><text:span text:style-name="T1">libex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cm" svg:height="0.9cm" svg:x="23.3cm" svg:y="4.9cm">
          <text:p text:style-name="P1"><text:span text:style-name="T1">ImageMag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cm" svg:height="0.9cm" svg:x="23.3cm" svg:y="9.3cm">
          <text:p text:style-name="P1"><text:span text:style-name="T1"><text:a xlink:href="http://www.xiph.org/" xlink:type="simple">libvorbis</text:a>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3.5cm" svg:y="6.1cm">
          <text:p text:style-name="P1"><text:span text:style-name="T2">cxpSubst</text:span></text:p>
          <text:p text:style-name="P1"><text:span text:style-name="T1">substituting of </text:span></text:p>
          <text:p text:style-name="P1"><text:span text:style-name="T1">patterns with</text:span></text:p>
          <text:p text:style-name="P1"><text:span text:style-name="T1">context 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3.5cm" svg:y="3.9cm">
          <text:p text:style-name="P1"><text:span text:style-name="T2">cxpCtxtLog</text:span></text:p>
          <text:p text:style-name="P1"><text:span text:style-name="T1">logging of </text:span></text:p>
          <text:p text:style-name="P1"><text:span text:style-name="T1">processing (output</text:span></text:p>
          <text:p text:style-name="P1"><text:span text:style-name="T1">and DOM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3.5cm" svg:y="1.7cm">
          <text:p text:style-name="P1"><text:span text:style-name="T2">cxpCtxtCache</text:span></text:p>
          <text:p text:style-name="P1"><text:span text:style-name="T1">caching of content</text:span></text:p>
          <text:p text:style-name="P1"><text:span text:style-name="T1">as buffer or DO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0.3cm" svg:y="3.9cm">
          <text:p text:style-name="P1"><text:span text:style-name="T2">cxpCtxtCli</text:span></text:p>
          <text:p text:style-name="P1"><text:span text:style-name="T1">command 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0.3cm" svg:y="6.1cm">
          <text:p text:style-name="P1"><text:span text:style-name="T2">cxpCtxtCgi</text:span></text:p>
          <text:p text:style-name="P1"><text:span text:style-name="T1">CG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0.3cm" svg:y="1.7cm">
          <text:p text:style-name="P1"><text:span text:style-name="T1">cxpThread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cm" svg:x="10.3cm" svg:y="8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3.3cm" svg:y="14.8cm">
          <text:p text:style-name="P1"><text:span text:style-name="T1">vc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2cm" svg:x="6.6cm" svg:y="14.8cm">
          <text:p text:style-name="P4"><text:span text:style-name="T3">do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svg:x="20.1cm" svg:y="14.8cm">
          <text:p text:style-name="P1"><text:span text:style-name="T2">pie_md</text:span></text:p>
          <text:p text:style-name="P1"><text:span text:style-name="T1">parse Markdown </text:span><text:span text:style-name="T1">strings to DO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8:37:48.243000000</meta:creation-date>
    <dc:date>2019-01-05T11:04:17.048799231</dc:date>
    <meta:editing-duration>PT3H32M49S</meta:editing-duration>
    <meta:editing-cycles>38</meta:editing-cycles>
    <meta:generator>LibreOffice/6.0.7.3$Linux_X86_64 LibreOffice_project/00m0$Build-3</meta:generator>
    <meta:document-statistic meta:object-count="44"/>
  </office:meta>
</office:document-meta>
</file>